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tab/><text:tab/>%=texte_signature_ligne_1=%</text:p>
      <text:p text:style-name="Text_20_body"><text:tab/><text:tab/>%=texte_signature_ligne_2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date>2010-12-21T13:53:52</dc:date>
    <meta:editing-cycles>6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8" meta:character-count="66"/>
  </office:meta>
</office:document-meta>
</file>